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 Nacional de Río Cuarto </text:p>
      <text:p text:style-name="P1">Facultad de Ciencias Exactas, Fco-Qcas y Naturales </text:p>
      <text:p text:style-name="P1">Departamento de Computación </text:p>
      <text:p text:style-name="P1">análisis y diseño de sistemas (Código 3303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Especificación de </text:p>
      <text:p text:style-name="P2">Requisitos de Software </text:p>
      <text:p text:style-name="P2">Proyecto: </text:p>
      <text:p text:style-name="P2">Web para informatizar revista inmobiliaria </text:p>
      <text:p text:style-name="P2"/>
      <text:p text:style-name="P2"/>
      <text:p text:style-name="P2"/>
      <text:p text:style-name="P2"/>
      <text:p text:style-name="P2"/>
      <text:p text:style-name="P2"/>
      <text:p text:style-name="P2">Integrantes: </text:p>
      <text:p text:style-name="P2"><text:s text:c="2"/>Jaimez Jacinto, DNI: 37.177.639<text:tab/></text:p>
      <text:p text:style-name="P2">Zensich Ezequiel, DNI: 36.719.839</text:p>
      <text:p text:style-name="P2">Pereyra Orcasitas Nicolás, DNI: 37.134.136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1 Introducción </text:p>
      <text:p text:style-name="P3">1.1 Propósito </text:p>
      <text:p text:style-name="P3">El presente documento tiene como propósito definir las especificaciones funcionales, no </text:p>
      <text:p text:style-name="P3">funcionales y del sistema para la implementación de una aplicación Remota que </text:p>
      <text:p text:style-name="P3">permitirá gestionar y administrar la información de los usuarios de la pagina web Inmobiliario Río. </text:p>
      <text:p text:style-name="P3"/>
      <text:p text:style-name="P3">1.2 Alcance </text:p>
      <text:p text:style-name="P3">Diseño, Desarrollo e Implementación del sistema WIR(web Inmobiliario rio)</text:p>
      <text:p text:style-name="P3">La WIR será una aplicación basada en JAVA que funcionará en un entorno </text:p>
      <text:p text:style-name="P3">servidor web que permitirá Gestionar y Administrar la información de los usuarios de la WIR.</text:p>
      <text:p text:style-name="P3">Ésta aplicación dará apoyo a los siguientes procesos: </text:p>
      <text:p text:style-name="P3"> Gestionar Usuarios (particular o inmobiliaria)</text:p>
      <text:p text:style-name="P3"> Gestionar Inmuebles </text:p>
      <text:p text:style-name="P3"> Consultar Característica de los inmueble</text:p>
      <text:p text:style-name="P3"/>
      <text:p text:style-name="P3">A través del sistema NO se podrá: </text:p>
      <text:p text:style-name="P3"> Efectuar transacciones financieras. </text:p>
      <text:p text:style-name="P3"/>
      <text:p text:style-name="Standard"/>
      <text:p text:style-name="Standard">1.3 Definiciones, acrónimos y abreviaciones</text:p>
      <text:p text:style-name="Standard"/>
      <text:p text:style-name="Standard">1.4 Glosario</text:p>
      <text:p text:style-name="Standard"/>
      <text:p text:style-name="Standard">1.5 Referencias</text:p>
      <text:p text:style-name="Standard"/>
      <text:p text:style-name="Standard">1.6 Personal Involucrado</text:p>
      <text:p text:style-name="Standard"/>
      <text:p text:style-name="Standard">1.7 Visión global</text:p>
      <text:p text:style-name="Standard"/>
      <text:p text:style-name="Standard">2 Descripción global</text:p>
      <text:p text:style-name="Standard">2.1 Perspectiva del Producto</text:p>
      <text:p text:style-name="Standard"/>
      <text:p text:style-name="Standard">2.2 Funciones del Producto</text:p>
      <text:p text:style-name="Standard"/>
      <text:p text:style-name="Standard">2.3 Característica del usuario</text:p>
      <text:p text:style-name="Standard"/>
      <text:p text:style-name="Standard">2.3.1</text:p>
      <text:p text:style-name="Standard">Perfil de usuario</text:p>
      <text:p text:style-name="Standard"/>
      <text:p text:style-name="Standard">2.3.2</text:p>
      <text:p text:style-name="Standard">Jerarquía de usuario</text:p>
      <text:p text:style-name="Standard"/>
      <text:p text:style-name="Standard">2.4 Restricciones generales</text:p>
      <text:p text:style-name="Standard">2.4.1</text:p>
      <text:p text:style-name="Standard"><text:soft-page-break/>Políticas Reguladoras</text:p>
      <text:p text:style-name="Standard"/>
      <text:p text:style-name="Standard">2.4.2</text:p>
      <text:p text:style-name="Standard">Limitaciones de Hardware</text:p>
      <text:p text:style-name="Standard"/>
      <text:p text:style-name="Standard">2.4.3</text:p>
      <text:p text:style-name="Standard">Interfaces con otras aplicaciones</text:p>
      <text:p text:style-name="Standard"/>
      <text:p text:style-name="Standard">2.4.4</text:p>
      <text:p text:style-name="Standard">Funcionamiento Paralelo</text:p>
      <text:p text:style-name="Standard"/>
      <text:p text:style-name="Standard">2.4.5</text:p>
      <text:p text:style-name="Standard">Funciones de Auditoria</text:p>
      <text:p text:style-name="Standard"/>
      <text:p text:style-name="Standard">2.4.6</text:p>
      <text:p text:style-name="Standard">Funciones de Control</text:p>
      <text:p text:style-name="Standard"/>
      <text:p text:style-name="Standard">2.4.7</text:p>
      <text:p text:style-name="Standard">Requisitos del Lenguaje</text:p>
      <text:p text:style-name="Standard"/>
      <text:p text:style-name="Standard">2.4.8</text:p>
      <text:p text:style-name="Standard">Protocolos Señalados</text:p>
      <text:p text:style-name="Standard"/>
      <text:p text:style-name="Standard">2.4.9</text:p>
      <text:p text:style-name="Standard">Credibilidad de la aplicación</text:p>
      <text:p text:style-name="Standard">2.4.10</text:p>
      <text:p text:style-name="Standard">Consideraciones de seguridad</text:p>
      <text:p text:style-name="Standard"/>
      <text:p text:style-name="Standard">2.5 Suposiciones y dependencias</text:p>
      <text:p text:style-name="Standard"/>
      <text:p text:style-name="Standard">2.6 Prorratear los Requisitos</text:p>
      <text:p text:style-name="Standard"/>
      <text:p text:style-name="Standard">3 Requerimientos específicos</text:p>
      <text:p text:style-name="Standard">3.1 Requerimientos de interfaces externas</text:p>
      <text:p text:style-name="Standard"/>
      <text:p text:style-name="Standard">3.2 Requerimientos funcionales</text:p>
      <text:p text:style-name="P4"/>
      <text:p text:style-name="P3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3" style:display-name="Heading 3" style:family="paragraph" style:parent-style-name="Header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cinto Jaimez</meta:initial-creator>
    <meta:creation-date>2013-04-13T10:38:13</meta:creation-date>
    <dc:date>2013-04-13T15:11:40</dc:date>
    <dc:creator>e-zensich </dc:creator>
    <meta:editing-duration>PT00H42M06S</meta:editing-duration>
    <meta:editing-cycles>7</meta:editing-cycles>
    <meta:generator>OpenOffice.org/3.2$Linux OpenOffice.org_project/320m12$Build-9483</meta:generator>
    <meta:document-statistic meta:table-count="0" meta:image-count="0" meta:object-count="0" meta:page-count="3" meta:paragraph-count="66" meta:word-count="261" meta:character-count="1935"/>
  </office:meta>
</office:document-meta>
</file>